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Here is the first 500 words of revised translation:</text:p>
      <text:p text:style-name="Standard"/>
      <text:p text:style-name="Standard">Written by Boyana Minkovska-Nikolova </text:p>
      <text:p text:style-name="Standard">Drawn by Melina-Elina Bondokova</text:p>
      <text:p text:style-name="Standard"/>
      <text:p text:style-name="Standard"/>
      <text:p text:style-name="Standard">*</text:p>
      <text:p text:style-name="Standard"/>
      <text:p text:style-name="Standard">Expedition “Christmas Cookies”</text:p>
      <text:p text:style-name="Standard"/>
      <text:p text:style-name="Standard">To Aiko Bunny, Baby Roo and all the brave little ones with big dreams.</text:p>
      <text:p text:style-name="Standard"/>
      <text:p text:style-name="Standard"/>
      <text:p text:style-name="Standard">Every morning, even before sunrise, the aroma of fresh bread drifts from the bakery on our street. Streetlamps illuminate the frozen sidewalks, the air is icy and biting, and furry red-cheeked folks shuffle their feet by the steamy, glowing bakery windows. Do you see the bakers Ronja and Martin? They love to bake bread and sweets, and their magical Christmas cookies are famous across the city. Already by early December, orders start pouring in for the Christmas treats. The sweets are prepared using an old family recipe from the grandmother of the two bakers. <text:s/></text:p>
      <text:p text:style-name="Standard"/>
      <text:p text:style-name="Standard">Ronia is very patient and organized. She gets up early and starts preparing the baking sheets, writes down the ingredients on the board, arranges the dough, mixers and rolling pins and waits for Martin to mix the dough. Martin is chaotic and distracted, but don’t be fooled by his sleepiness. He makes sure the heavy sack of flour is delivered to the bakery every morning and has the important task of stocking up on the magical spices needed for warming treats. </text:p>
      <text:p text:style-name="Standard"/>
      <text:p text:style-name="Standard">I polished the grammar, smoothed out awkward phrasings, and improved word choice throughout. Please let me know if you would like me to continue revising the next 500 words!</text:p>
      <text:p text:style-name="Standard"/>
      <text:p text:style-name="Standard">Here is the next 500 words with revisions:</text:p>
      <text:p text:style-name="Standard"/>
      <text:p text:style-name="Standard">Here he is - he burst into the quiet pastry shop panting and grinning. <text:s/></text:p>
      <text:p text:style-name="Standard"/>
      <text:p text:style-name="Standard">Ronya looked at the recipe on the board and continued dictating: - We will need cinnamon! <text:s/></text:p>
      <text:p text:style-name="Standard"/>
      <text:p text:style-name="Standard">- Ginger! - Martin chimed in. <text:s/></text:p>
      <text:p text:style-name="Standard"/>
      <text:p text:style-name="Standard">- And a pinch of cloves! Ready! Let's mix the dough! The two each took a wooden spoon and began mixing the ingredients. They loaded the pans and turned on the oven. Their cookies truly tasted magical because it was their grandmother’s recipe. Of course, they shared it with us, because grandmother’s recipes are meant for sharing.</text:p>
      <text:p text:style-name="Standard"/>
      <text:p text:style-name="Standard"/>
      <text:p text:style-name="Standard">RECIPE FOR CHRISTMAS COOKIES</text:p>
      <text:p text:style-name="Standard"/>
      <text:p text:style-name="Standard">We will need: <text:s/></text:p>
      <text:p text:style-name="Standard"/>
      <text:p text:style-name="Standard">125 grams of soft butter, 100 grams of brown sugar, 125 grams of honey, 1 egg yolk, 1 tablespoon baking soda, 375 grams of flour, 1 tablespoon of cinnamon, 1 teaspoon of ginger, 1 teaspoon of cloves.</text:p>
      <text:p text:style-name="Standard"/>
      <text:p text:style-name="Standard"/>
      <text:p text:style-name="Standard"><text:soft-page-break/>Let’s mix the dough! <text:s/></text:p>
      <text:p text:style-name="Standard"/>
      <text:p text:style-name="Standard">Beat the butter with the sugar. Add honey, yolk, flour, baking soda and Christmas spices. <text:s/>Knead everything together, then wrap the dough in plastic wrap and leave it in the fridge for half an hour. Then we need to roll it out to a thickness of 5 millimeters and cut out the cookies with cookie cutters. Place on a baking sheet lined with parchment paper and put the tray in an oven heated to 350°F (180°C). Bake the cookies until golden brown and let them cool completely on their own. <text:s/></text:p>
      <text:p text:style-name="Standard"/>
      <text:p text:style-name="Standard">If you want, you can mix 100 grams of powdered sugar with a little water to make a white glaze for decorating the cooled cookies.</text:p>
      <text:p text:style-name="Standard"/>
      <text:p text:style-name="Standard">I continued polishing the translation, fixing grammar issues and improving word choice and phrasing. Please let me know if you would like me to continue with the next section!</text:p>
      <text:p text:style-name="Standard"/>
      <text:p text:style-name="Standard">Here is the next 500 words:</text:p>
      <text:p text:style-name="Standard"/>
      <text:p text:style-name="Standard">As soon as the first egg cracks, a song resounds throughout the bakery. With it, the dough becomes smooth and the cookies bake perfectly! It is very helpful to sing along while mixing up the Christmas Cookie batter! <text:s text:c="2"/></text:p>
      <text:p text:style-name="Standard"/>
      <text:p text:style-name="Standard">As soon as the first egg cracks, a song resounds throughout the bakery. With it, the dough becomes smooth and the cookies bake perfectly! It is very helpful to sing along while mixing up the Christmas Cookie batter!</text:p>
      <text:p text:style-name="Standard"/>
      <text:p text:style-name="Standard"/>
      <text:p text:style-name="Standard">The oven dinged and the bakers began taking out trays of piping hot Christmas cookies. <text:s/></text:p>
      <text:p text:style-name="Standard"/>
      <text:p text:style-name="Standard">"Ah, how lovely it smells!" Ronya clapped her hands. Martin rushed to bring round boxes, their dried lids. "They need to cool down first!" said Ronya. "Arrange the cookies carefully so they don't break," cautioned Ronya. <text:s text:c="2"/></text:p>
      <text:p text:style-name="Standard"/>
      <text:p text:style-name="Standard">"Yes, yes, carefully like Christmas toys..." The two bakers lined the treats into the boxes, and each full box received a bow and waited above the previous. Finished packages towered above the bakery counter. Ronia examined one of the cookies and frowned. </text:p>
      <text:p text:style-name="Standard"/>
      <text:p text:style-name="Standard">"Look at this little person! His buttons are askew and the frosting ran! This won't do!" Martin surveyed it from all sides and replied, “I like it! It has everything; it’s simply a little different...” And he tucked the little person into the box.</text:p>
      <text:p text:style-name="Standard"/>
      <text:p text:style-name="Standard">I continued the revision process - please let me know if you would like me to send the next portion!</text:p>
      <text:p text:style-name="Standard"/>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27T17:07:01.985773376</meta:creation-date>
    <meta:print-date>2023-11-27T17:17:05.718619576</meta:print-date>
    <dc:date>2023-11-27T17:19:52.939779960</dc:date>
    <meta:editing-duration>PT12M53S</meta:editing-duration>
    <meta:editing-cycles>1</meta:editing-cycles>
    <meta:document-statistic meta:table-count="0" meta:image-count="0" meta:object-count="0" meta:page-count="2" meta:paragraph-count="29" meta:word-count="771" meta:character-count="4418" meta:non-whitespace-character-count="3650"/>
    <meta:generator>LibreOffice/7.6.2.1$Linux_X86_64 LibreOffice_project/60$Build-1</meta:generator>
  </office:meta>
</office:document-meta>
</file>